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officeooo:rsid="00308e84" officeooo:paragraph-rsid="00308e84" fo:background-color="#ffff00"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9ab0a" style:font-weight-asian="bold" style:font-weight-complex="bold"/>
    </style:style>
    <style:style style:name="P18" style:family="paragraph" style:parent-style-name="Standard">
      <style:text-properties fo:font-weight="bold" officeooo:rsid="0019ab0a" officeooo:paragraph-rsid="00345094" style:font-weight-asian="bold" style:font-weight-complex="bold"/>
    </style:style>
    <style:style style:name="P19" style:family="paragraph" style:parent-style-name="Standard">
      <style:text-properties fo:font-weight="bold" officeooo:rsid="0019ab0a" officeooo:paragraph-rsid="00357296" style:font-weight-asian="bold" style:font-weight-complex="bold"/>
    </style:style>
    <style:style style:name="P20" style:family="paragraph" style:parent-style-name="Text_20_body">
      <style:paragraph-properties fo:margin-left="0in" fo:margin-right="0in" fo:line-height="150%" fo:orphans="2" fo:widows="2" fo:text-indent="0in" style:auto-text-indent="false"/>
    </style:style>
    <style:style style:name="P21" style:family="paragraph" style:parent-style-name="Standard">
      <style:text-properties fo:background-color="#ffff00"/>
    </style:style>
    <style:style style:name="P22" style:family="paragraph" style:parent-style-name="Preformatted_20_Text">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text-properties officeooo:paragraph-rsid="002473fe"/>
    </style:style>
    <style:style style:name="P24" style:family="paragraph" style:parent-style-name="Standard">
      <style:text-properties fo:font-weight="normal" officeooo:rsid="0019ab0a" style:font-weight-asian="normal" style:font-weight-complex="normal"/>
    </style:style>
    <style:style style:name="P25" style:family="paragraph" style:parent-style-name="Standard">
      <style:text-properties fo:color="#c9211e" loext:opacity="100%" fo:font-weight="bold" officeooo:rsid="0019ab0a" style:font-weight-asian="bold" style:font-weight-complex="bold"/>
    </style:style>
    <style:style style:name="P26" style:family="paragraph" style:parent-style-name="Standard">
      <style:text-properties fo:color="#000000" loext:opacity="100%" fo:font-weight="bold" officeooo:rsid="0019ab0a" style:font-weight-asian="bold" style:font-weight-complex="bold"/>
    </style:style>
    <style:style style:name="P27" style:family="paragraph" style:parent-style-name="Standard">
      <style:text-properties fo:color="#bf0041" loext:opacity="100%" fo:font-weight="bold" officeooo:rsid="0019ab0a" style:font-weight-asian="bold" style:font-weight-complex="bold"/>
    </style:style>
    <style:style style:name="P28" style:family="paragraph" style:parent-style-name="Standard">
      <style:text-properties officeooo:paragraph-rsid="0039a900"/>
    </style:style>
    <style:style style:name="P29" style:family="paragraph" style:parent-style-name="Standard">
      <style:text-properties fo:font-weight="normal" officeooo:rsid="0019ab0a" style:font-weight-asian="normal" style:font-weight-complex="normal"/>
    </style:style>
    <style:style style:name="P30" style:family="paragraph" style:parent-style-name="Standard">
      <style:text-properties fo:font-weight="normal" officeooo:rsid="0019ab0a" officeooo:paragraph-rsid="00345094" style:font-weight-asian="normal" style:font-weight-complex="normal"/>
    </style:style>
    <style:style style:name="P31" style:family="paragraph" style:parent-style-name="Standard">
      <style:text-properties fo:font-weight="normal" officeooo:rsid="0019ab0a" officeooo:paragraph-rsid="00357296" style:font-weight-asian="normal" style:font-weight-complex="normal"/>
    </style:style>
    <style:style style:name="P32" style:family="paragraph" style:parent-style-name="Standard">
      <style:text-properties fo:font-weight="bold" officeooo:rsid="0019ab0a"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19ab0a" style:font-weight-asian="bold" style:font-weight-complex="bold"/>
    </style:style>
    <style:style style:name="T19" style:family="text">
      <style:text-properties fo:background-color="#ffff00" loext:char-shading-value="0"/>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2473fe"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2ae453"/>
    </style:style>
    <style:style style:name="T24" style:family="text">
      <style:text-properties officeooo:rsid="00308e84"/>
    </style:style>
    <style:style style:name="T25" style:family="text">
      <style:text-properties fo:color="#00a933" loext:opacity="100%"/>
    </style:style>
    <style:style style:name="T26" style:family="text">
      <style:text-properties fo:color="#00a933" loext:opacity="100%" fo:font-weight="bold" officeooo:rsid="0019ab0a" style:font-weight-asian="bold" style:font-weight-complex="bold"/>
    </style:style>
    <style:style style:name="T27" style:family="text">
      <style:text-properties fo:color="#00a933" loext:opacity="100%" fo:font-weight="bold" officeooo:rsid="0019ab0a" fo:background-color="#f6f9d4"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3">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2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20"><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9">https://habr.com/ru/companies/yandex_praktikum/articles/591541/</text:span></text:a></text:p>
      <text:p text:style-name="P21">https://github.com/cpppracticum/GPGPU_Habr_Materials/tree/main/mandelmin</text:p>
      <text:p text:style-name="Standard"/>
      <text:p text:style-name="P16">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22"><text:span text:style-name="Source_20_Text"><text:span text:style-name="T20"/></text:span></text:p>
      <text:p text:style-name="P23"><text:span text:style-name="Source_20_Text"><text:span text:style-name="T21">clinfo</text:span></text:span></text:p>
      <text:p text:style-name="P23"><text:span text:style-name="Source_20_Text"><text:span text:style-name="T20">clpeak <text:s/></text:span></text:span><text:span text:style-name="Source_20_Text"><text:span text:style-name="T21">тест</text:span></text:span></text:p>
      <text:p text:style-name="Standard"/>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17">cl_khr_global_int32_extended_atomics</text:p>
      <text:p text:style-name="P17">cl_khr_local_int32_base_atomics</text:p>
      <text:p text:style-name="P17">cl_khr_local_int32_extended_atomics</text:p>
      <text:p text:style-name="P25">cl_khr_fp64 <text:s text:c="56"/><text:span text:style-name="T24">(no in <text:s/>Orange)</text:span></text:p>
      <text:p text:style-name="P26">cl_khr_3d_image_writes</text:p>
      <text:p text:style-name="P17">cl_khr_byte_addressable_store</text:p>
      <text:p text:style-name="P17">cl_khr_icd</text:p>
      <text:p text:style-name="P27">cl_khr_gl_sharing</text:p>
      <text:p text:style-name="P27">cl_nv_compiler_options</text:p>
      <text:p text:style-name="P27">cl_nv_device_attribute_query</text:p>
      <text:p text:style-name="P27">cl_nv_pragma_unroll</text:p>
      <text:p text:style-name="P27">cl_nv_create_buffer</text:p>
      <text:p text:style-name="P17">cl_khr_int64_base_atomics</text:p>
      <text:p text:style-name="P17">cl_khr_int64_extended_atomics</text:p>
      <text:p text:style-name="P17">cl_khr_device_uuid</text:p>
      <text:p text:style-name="P27">cl_khr_pci_bus_info</text:p>
      <text:p text:style-name="P17">cl_khr_external_semaphore</text:p>
      <text:p text:style-name="P27">cl_khr_external_memory</text:p>
      <text:p text:style-name="P27">cl_khr_external_semaphore_opaque_fd</text:p>
      <text:p text:style-name="P27">cl_khr_external_memory_opaque_fd</text:p>
      <text:p text:style-name="P17"/>
      <text:p text:style-name="P15">Only Orange</text:p>
      <text:p text:style-name="P17">cl_khr_fp16 <text:s/><text:tab/><text:tab/><text:tab/><text:tab/><text:tab/><text:tab/><text:span text:style-name="T22">adds support to OpenCL C for half scalar and vector types as built-in types that can be used for arithmetic operations, conversions, etc</text:span></text:p>
      <text:p text:style-name="P17">cl_khr_egl_image <text:tab/><text:tab/><text:tab/><text:tab/><text:tab/><text:span text:style-name="T22">provides a mechanism to creating OpenCL memory objects from from EGLImages.</text:span></text:p>
      <text:p text:style-name="P17">cl_khr_image2d_from_buffer<text:tab/><text:tab/><text:tab/><text:span text:style-name="T22">allows a 2D image to be created from an existing OpenCL buffer memory object.</text:span></text:p>
      <text:p text:style-name="P17">cl_khr_depth_images<text:tab/><text:tab/><text:tab/><text:tab/><text:span text:style-name="T22">adds OpenCL C support for depth images</text:span></text:p>
      <text:p text:style-name="P24"/>
      <text:p text:style-name="P18"><text:span text:style-name="T25">cl_khr_subgroups<text:tab/></text:span><text:tab/><text:tab/><text:tab/><text:tab/><text:span text:style-name="T22">adds support for implementation-controlled groups of work items, known as sub-groups. </text:span></text:p>
      <text:p text:style-name="P30"><text:tab/><text:tab/><text:tab/><text:tab/><text:tab/><text:tab/><text:tab/>Sub-groups behave similarly to work-groups and have their own sets of built-ins and synchronization primitives. </text:p>
      <text:p text:style-name="P30"><text:tab/><text:tab/><text:tab/><text:tab/><text:tab/><text:tab/><text:tab/>Sub-groups within a work-group are independent, may make forward progress with respect to each other, </text:p>
      <text:p text:style-name="P30"><text:tab/><text:tab/><text:tab/><text:tab/><text:tab/><text:tab/><text:tab/>and may map to optimized hardware structures where that makes sense.</text:p>
      <text:p text:style-name="P30"/>
      <text:p text:style-name="P17"><text:span text:style-name="T25">cl_khr_subgroup_extended_types</text:span><text:tab/><text:tab/><text:tab/><text:span text:style-name="T22">adds additional supported OpenCL C data types to the existing sub-group broadcast, scan, and reduction functions.</text:span></text:p>
      <text:p text:style-name="P17"/>
      <text:p text:style-name="P17"><text:span text:style-name="T25">cl_khr_subgroup_non_uniform_vote</text:span><text:tab/><text:tab/><text:span text:style-name="T22">adds built-in OpenCL C functions with the ability to elect a single work item from a sub-group to perform a task and to hold votes among work items in a sub-group.</text:span></text:p>
      <text:p text:style-name="P17"/>
      <text:p text:style-name="Standard"><text:span text:style-name="T26">cl_khr_subgroup_ballot<text:tab/></text:span><text:span text:style-name="T18"><text:tab/><text:tab/><text:tab/></text:span>adds built-in OpenCL C functions with the ability to collect and operate on ballots from work items in a sub-group.</text:p>
      <text:p text:style-name="P17"/>
      <text:p text:style-name="P19"><text:span text:style-name="T25">cl_khr_subgroup_non_uniform_arithmetic</text:span><text:tab/><text:span text:style-name="T22">adds built-in OpenCL C functions providing the ability to use some sub-group functions </text:span></text:p>
      <text:p text:style-name="P31"><text:tab/><text:tab/><text:tab/><text:tab/><text:tab/><text:tab/><text:tab/>within non-uniform flow control, including additional scan and reduction operators.</text:p>
      <text:p text:style-name="P17"/>
      <text:p text:style-name="Standard"><text:span text:style-name="T26">cl_khr_subgroup_shuffle</text:span><text:span text:style-name="T18"><text:tab/><text:tab/><text:tab/><text:tab/></text:span>adds built-in OpenCL C functions providing additional ways to exchange data among work items in a sub-group.</text:p>
      <text:p text:style-name="P17"/>
      <text:p text:style-name="Standard"><text:span text:style-name="T26">cl_khr_subgroup_shuffle_relative</text:span><text:span text:style-name="T18"><text:tab/><text:tab/><text:tab/></text:span>adds built-in OpenCL C functions providing specialized ways to exchange data among work items in a sub-group that may perform better on some implementations.</text:p>
      <text:p text:style-name="P17"/>
      <text:p text:style-name="Standard"><text:span text:style-name="T27">cl_khr_subgroup_clustered_reduce</text:span><text:span text:style-name="T18"><text:tab/><text:tab/></text:span>adds built-in OpenCL functions for clustered reductions that operate on a subset of work items in the sub-group.</text:p>
      <text:p text:style-name="P17"/>
      <text:p text:style-name="Standard"><text:span text:style-name="T26">cl_khr_subgroup_rotate</text:span><text:span text:style-name="T18"><text:tab/><text:tab/><text:tab/><text:tab/></text:span>adds built-in OpenCL C functions with support for a new sub-group data exchange operation that makes it possible to rotate values through the work items in a sub-group.</text:p>
      <text:p text:style-name="P17"/>
      <text:p text:style-name="Standard"><text:span text:style-name="T18">cl_khr_il_program<text:tab/><text:tab/><text:tab/><text:tab/><text:tab/></text:span>adds the ability to create programs with intermediate language (IL), usually SPIR-V. Further information about the format and contents of SPIR-V may be found in the <text:tab/><text:tab/><text:tab/><text:tab/><text:tab/><text:tab/><text:tab/><text:tab/>SPIR-V Specification. Information about how SPIR-V modules behave in the OpenCL environment may be found in the OpenCL SPIR-V Environment Specification.</text:p>
      <text:p text:style-name="P17"><text:soft-page-break/>cl_khr_priority_hints</text:p>
      <text:p text:style-name="P17">cl_khr_create_command_queue</text:p>
      <text:p text:style-name="P17">cl_khr_spirv_no_integer_wrap_decoration</text:p>
      <text:p text:style-name="P17">cl_khr_extended_versioning</text:p>
      <text:p text:style-name="P17"/>
      <text:p text:style-name="P28"><text:span text:style-name="T26">cl_khr_suggested_local_work_size<text:tab/></text:span><text:span text:style-name="T18"><text:tab/><text:tab/></text:span>adds the ability to query a suggested local work-group size for a kernel running on a device </text:p>
      <text:p text:style-name="P28"><text:tab/><text:tab/><text:tab/><text:tab/><text:tab/><text:tab/><text:tab/>for a specified global work size and global work offset. The suggested local <text:tab/><text:tab/><text:tab/><text:tab/><text:tab/><text:tab/><text:tab/><text:tab/>work-group size will match the work-<text:tab/><text:tab/><text:tab/><text:tab/><text:tab/><text:tab/><text:tab/>group size that would be chosen if the kernel were enqueued with the specified global </text:p>
      <text:p text:style-name="P28"><text:tab/><text:tab/><text:tab/><text:tab/><text:tab/><text:tab/><text:tab/>work size and global work offset and a <text:span text:style-name="Source_20_Text">NULL</text:span> local work size.</text:p>
      <text:p text:style-name="P17"/>
      <text:p text:style-name="P17">cl_khr_extended_bit_ops</text:p>
      <text:p text:style-name="P17">cl_khr_integer_dot_product</text:p>
      <text:p text:style-name="P17">cl_khr_semaphore</text:p>
      <text:p text:style-name="P17">cl_khr_external_semaphore</text:p>
      <text:p text:style-name="P17">cl_khr_external_semaphore_sync_fd</text:p>
      <text:p text:style-name="P17">cl_khr_command_buffer</text:p>
      <text:p text:style-name="P17">cl_arm_core_id</text:p>
      <text:p text:style-name="P17">cl_arm_printf</text:p>
      <text:p text:style-name="P17">cl_arm_non_uniform_work_group_size</text:p>
      <text:p text:style-name="P17">cl_arm_import_memory</text:p>
      <text:p text:style-name="P17">cl_arm_import_memory_dma_buf</text:p>
      <text:p text:style-name="P17">cl_arm_import_memory_host</text:p>
      <text:p text:style-name="P17">cl_arm_integer_dot_product_int8</text:p>
      <text:p text:style-name="P17">cl_arm_integer_dot_product_accumulate_int8</text:p>
      <text:p text:style-name="P17">cl_arm_integer_dot_product_accumulate_saturate_int8</text:p>
      <text:p text:style-name="P17">cl_arm_scheduling_controls</text:p>
      <text:p text:style-name="P17">cl_arm_controlled_kernel_termination</text:p>
      <text:p text:style-name="P17">cl_ext_cxx_for_opencl</text:p>
      <text:p text:style-name="P17">cl_ext_image_tiling_control</text:p>
      <text:p text:style-name="P17">cl_ext_image_requirements_info</text:p>
      <text:p text:style-name="P17">cl_ext_image_from_bufferPress</text:p>
      <text:p text:style-name="P17"/>
      <text:p text:style-name="P17"/>
      <text:p text:style-name="P24">The __local address space name is used to describe variables that need to be allocated</text:p>
      <text:p text:style-name="P24">in the local memory and shared by all work items of a work group. You can determine the</text:p>
      <text:p text:style-name="P24">maximum size of this space by passing the parameter CL_DEVICE_MAX_LOCAL_MEM_SIZE</text:p>
      <text:p text:style-name="P24">to <text:span text:style-name="T17">clGetDeviceInfo</text:span>.</text:p>
      <text:p text:style-name="P24"/>
      <text:p text:style-name="P24">The __constant address space name is used to describe non-mutable variables that need</text:p>
      <text:p text:style-name="P24">to be allocated as read-only in global memory, and can be read by all work items during</text:p>
      <text:p text:style-name="P24">the kernel's execution. You can determine the maximum size of this space by passing the</text:p>
      <text:p text:style-name="P24">parameter CL_DEVICE_MAX_CONSTANT_BUFFER_SIZE to clGetDeviceInfo. This</text:p>
      <text:p text:style-name="P24">address space is useful if there is a specific value that does not change and is needed by</text:p>
      <text:p text:style-name="P24">the kernel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6T17:08:22.759379714</dc:date>
    <meta:editing-duration>PT16H16M43S</meta:editing-duration>
    <meta:editing-cycles>44</meta:editing-cycles>
    <meta:document-statistic meta:table-count="0" meta:image-count="0" meta:object-count="0" meta:page-count="4" meta:paragraph-count="135" meta:word-count="841" meta:character-count="7926" meta:non-whitespace-character-count="7041"/>
  </office:meta>
</office:document-meta>
</file>